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paragraph-rsid="001e8685" style:font-name-asian="Calibri" style:font-size-asian="12pt" style:font-weight-asian="normal" style:font-name-complex="Calibri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rsid="001e8685" officeooo:paragraph-rsid="001e8685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>
      <style:paragraph-properties fo:line-height="100%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rsid="001e8685" officeooo:paragraph-rsid="001e8685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line-height="100%">
        <style:tab-stops>
          <style:tab-stop style:position="2.858cm"/>
        </style:tab-stops>
      </style:paragraph-properties>
      <style:text-properties fo:color="#000000" style:font-name="Liberation Sans" fo:font-size="12pt" style:text-underline-style="none" fo:font-weight="bold" officeooo:rsid="001e8685" officeooo:paragraph-rsid="001e8685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1e8685" officeooo:paragraph-rsid="001e8685" style:font-name-asian="Times New Roman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bold" officeooo:rsid="001e8685" officeooo:paragraph-rsid="001e8685" style:font-name-asian="Times New Roman" style:font-size-asian="12pt" style:font-weight-asian="bold" style:font-name-complex="Arial2" style:font-size-complex="12pt" style:font-weight-complex="bold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rsid="00238b07" officeooo:paragraph-rsid="00238b07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paragraph-rsid="00241fa5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1e8685" officeooo:paragraph-rsid="00254059" style:font-name-asian="Times New Roman" style:font-size-asian="12pt" style:font-weight-asian="normal" style:font-name-complex="Arial2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1e8685" officeooo:paragraph-rsid="00256414" style:font-name-asian="Times New Roman" style:font-size-asian="12pt" style:font-weight-asian="normal" style:font-name-complex="Arial2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1e8685" officeooo:paragraph-rsid="002b86e7" style:font-name-asian="Times New Roman" style:font-size-asian="12pt" style:font-weight-asian="normal" style:font-name-complex="Arial2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283abd" officeooo:paragraph-rsid="00283abd" style:font-name-asian="Times New Roman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2849d7" officeooo:paragraph-rsid="002849d7" style:font-name-asian="Times New Roman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623cm">
        <style:tab-stops>
          <style:tab-stop style:position="2.858cm"/>
        </style:tab-stops>
      </style:paragraph-properties>
      <style:text-properties fo:color="#222222" style:font-name="Arial1" fo:font-size="12pt" style:text-underline-style="none" fo:font-weight="normal" officeooo:rsid="002bf4e8" officeooo:paragraph-rsid="002bf4e8" style:font-name-asian="Times New Roman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2.858cm"/>
        </style:tab-stops>
      </style:paragraph-properties>
      <style:text-properties fo:color="#222222" style:font-name="Liberation Sans" fo:font-size="12pt" style:text-underline-style="none" fo:font-weight="bold" officeooo:rsid="001e8685" officeooo:paragraph-rsid="001e8685" style:font-name-asian="Times New Roman" style:font-size-asian="12pt" style:font-weight-asian="bold" style:font-name-complex="Arial2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2.858cm"/>
        </style:tab-stops>
      </style:paragraph-properties>
      <style:text-properties officeooo:paragraph-rsid="0035d026"/>
    </style:style>
    <style:style style:name="P17" style:family="paragraph" style:parent-style-name="Standard">
      <style:paragraph-properties fo:line-height="100%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rsid="00241fa5" officeooo:paragraph-rsid="00241fa5" style:font-name-asian="Calibri" style:font-size-asian="12pt" style:font-weight-asian="normal" style:font-name-complex="Calibri" style:font-size-complex="12pt" style:font-weight-complex="normal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2.858cm"/>
        </style:tab-stops>
      </style:paragraph-properties>
      <style:text-properties fo:color="#000000" style:font-name="Liberation Sans" fo:font-size="12pt" fo:font-weight="normal" officeooo:paragraph-rsid="001e8685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685" style:font-weight-asian="bold" style:font-weight-complex="bold"/>
    </style:style>
    <style:style style:name="T3" style:family="text">
      <style:text-properties fo:font-weight="bold" officeooo:rsid="0031aad2" style:font-weight-asian="bold" style:font-weight-complex="bold"/>
    </style:style>
    <style:style style:name="T4" style:family="text">
      <style:text-properties officeooo:rsid="001e8685"/>
    </style:style>
    <style:style style:name="T5" style:family="text">
      <style:text-properties fo:color="#222222" style:font-name="Arial1" fo:font-weight="bold" officeooo:rsid="001e8685" style:font-name-asian="Times New Roman" style:font-weight-asian="bold" style:font-name-complex="Arial2" style:font-weight-complex="bold"/>
    </style:style>
    <style:style style:name="T6" style:family="text">
      <style:text-properties fo:color="#222222" style:font-name="Arial1" fo:font-weight="bold" officeooo:rsid="00241fa5" style:font-name-asian="Times New Roman" style:font-weight-asian="bold" style:font-name-complex="Arial2" style:font-weight-complex="bold"/>
    </style:style>
    <style:style style:name="T7" style:family="text">
      <style:text-properties fo:color="#222222" style:font-name="Arial1" officeooo:rsid="001e8685" style:font-name-asian="Times New Roman" style:font-name-complex="Arial2"/>
    </style:style>
    <style:style style:name="T8" style:family="text">
      <style:text-properties fo:color="#222222" style:font-name="Arial1" officeooo:rsid="00241fa5" style:font-name-asian="Times New Roman" style:font-name-complex="Arial2"/>
    </style:style>
    <style:style style:name="T9" style:family="text">
      <style:text-properties fo:color="#222222" style:font-name="Arial1" officeooo:rsid="0032fb55" style:font-name-asian="Times New Roman" style:font-name-complex="Arial2"/>
    </style:style>
    <style:style style:name="T10" style:family="text">
      <style:text-properties officeooo:rsid="00238b07"/>
    </style:style>
    <style:style style:name="T11" style:family="text">
      <style:text-properties fo:color="#000000" style:font-name="Liberation Sans" fo:font-size="12pt" fo:font-weight="normal" officeooo:rsid="0035d026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officeooo:rsid="00254059"/>
    </style:style>
    <style:style style:name="T13" style:family="text">
      <style:text-properties officeooo:rsid="00256414"/>
    </style:style>
    <style:style style:name="T14" style:family="text">
      <style:text-properties officeooo:rsid="0026bb44"/>
    </style:style>
    <style:style style:name="T15" style:family="text">
      <style:text-properties officeooo:rsid="00283ab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officeooo:rsid="002b86e7"/>
    </style:style>
    <style:style style:name="T18" style:family="text">
      <style:text-properties officeooo:rsid="002cede7"/>
    </style:style>
    <style:style style:name="T19" style:family="text">
      <style:text-properties officeooo:rsid="002e1660"/>
    </style:style>
    <style:style style:name="T20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hivam Kushwaha</text:p>
      <text:p text:style-name="P2"><text:s/><text:span text:style-name="T10">Gorakhpur, Uttar Pradesh, India</text:span>· <text:s text:c="2"/><text:span text:style-name="T10">+91 7393905674</text:span></text:p>
      <text:p text:style-name="P1"><text:span text:style-name="T4"><text:s/></text:span><text:a xlink:type="simple" xlink:href="mailto:theskushwaha@outlook.com" text:style-name="Internet_20_link" text:visited-style-name="Visited_20_Internet_20_Link"><text:span text:style-name="T4">theskushwaha@outlook.com </text:span></text:a><text:span text:style-name="T4"><text:s/></text:span></text:p>
      <text:p text:style-name="P16"><text:a xlink:type="simple" xlink:href="https://www.linkedin.com/in/shivam-kushwaha-ba8a84184/" text:style-name="Internet_20_link" text:visited-style-name="Visited_20_Internet_20_Link"><text:span text:style-name="T20">https://www.linkedin.com/in/shivam-kushwaha-ba8a84184/</text:span></text:a></text:p>
      <text:p text:style-name="P3"/>
      <text:p text:style-name="P1"><text:span text:style-name="T4"><text:s/></text:span><text:span text:style-name="T3">Computer Science and Engineering</text:span></text:p>
      <text:p text:style-name="P3"/>
      <text:p text:style-name="P4">SUMMARY OF QUALIFICATIONS:</text:p>
      <text:p text:style-name="P3"/>
      <text:p text:style-name="P3"><text:span text:style-name="T18">Experienced software developer and machine learning engineer.</text:span> <text:s/>Work well independently, or in a group setting providing all facets of <text:span text:style-name="T18">software development, testing, <text:s/>debugging</text:span>. <text:s/>In-depth knowledge and understanding <text:span text:style-name="T19">various software development frameworks, programming languages and</text:span> operating systems. </text:p>
      <text:p text:style-name="P3"/>
      <text:p text:style-name="P4">EDUCATION:</text:p>
      <text:p text:style-name="P3"/>
      <text:p text:style-name="P8"><text:span text:style-name="T6">Madan Mohan Malaviya University of Technology,</text:span><text:span text:style-name="T5"><text:tab/></text:span><text:span text:style-name="T8">Gorakhpur, </text:span><text:span text:style-name="T7"><text:tab/></text:span></text:p>
      <text:p text:style-name="P8"><text:span text:style-name="T7">Bachelor's Degree<text:tab/><text:tab/><text:tab/><text:tab/><text:tab/><text:tab/><text:tab/><text:tab/></text:span><text:span text:style-name="T8">(</text:span><text:span text:style-name="T7">0</text:span><text:span text:style-name="T8">7</text:span><text:span text:style-name="T7">/20</text:span><text:span text:style-name="T8">16</text:span><text:span text:style-name="T7"> </text:span><text:span text:style-name="T8">- Present)</text:span><text:span text:style-name="T7"><text:line-break/></text:span><text:span text:style-name="T5">Major: </text:span><text:span text:style-name="T8">Computer Science and E</text:span><text:span text:style-name="T9">n</text:span><text:span text:style-name="T8">gineering</text:span><text:span text:style-name="T7"><text:line-break/></text:span></text:p>
      <text:p text:style-name="P4">PROFESSIONAL EXPERIENCE:</text:p>
      <text:p text:style-name="P3"/>
      <text:p text:style-name="P17">Technical Head at ENNEXUS, Computer Engineering Society <text:tab/>(03/2018 - Present)</text:p>
      <text:p text:style-name="P3"/>
      <text:p text:style-name="P4">CERTIFICATIONS:</text:p>
      <text:p text:style-name="P5">• <text:span text:style-name="T15">Statistical Thinking in Python, Datacamp<text:tab/><text:tab/><text:tab/><text:tab/>(06/2018)</text:span><text:line-break/>• <text:span text:style-name="T15">Improving Deep Neural Networks, Coursera<text:tab/><text:tab/><text:tab/><text:tab/>(12/2018)</text:span></text:p>
      <text:p text:style-name="P5"/>
      <text:p text:style-name="P6">LANGUAGES:</text:p>
      <text:p text:style-name="P5">• English<text:tab/><text:tab/>• <text:span text:style-name="T14">Hindi</text:span></text:p>
      <text:p text:style-name="P5"/>
      <text:p text:style-name="P15"><text:span text:style-name="T12">SKILLS</text:span>:</text:p>
      <text:p text:style-name="P9">• <text:span text:style-name="T12">Algorithms<text:tab/> <text:s text:c="2"/></text:span>• <text:span text:style-name="T12">Data Structures <text:s text:c="6"/></text:span>• <text:span text:style-name="T12">Artificial Intelligence <text:s text:c="6"/></text:span>• <text:span text:style-name="T12">Machine Learning</text:span><text:line-break/>• <text:span text:style-name="T12">Computer Vision <text:s text:c="3"/></text:span>• <text:span text:style-name="T12">Computer Networking <text:s text:c="3"/></text:span>• <text:span text:style-name="T12">Data Science <text:s text:c="3"/></text:span>• <text:span text:style-name="T12">Cloud Computing</text:span></text:p>
      <text:p text:style-name="P11">• <text:span text:style-name="T12">Web Development <text:s text:c="3"/></text:span>• <text:span text:style-name="T12">Python <text:s text:c="3"/></text:span>• <text:span text:style-name="T12">C++ <text:s text:c="3"/></text:span>• <text:span text:style-name="T13">PHP <text:s text:c="3"/></text:span>• <text:span text:style-name="T13">SQL <text:s text:c="3"/></text:span>• <text:span text:style-name="T17">Pytorch <text:s text:c="3"/></text:span>• <text:span text:style-name="T17">Tensorflow</text:span></text:p>
      <text:p text:style-name="P10"/>
      <text:p text:style-name="P12"><text:span text:style-name="T16">PROJECTS:</text:span> </text:p>
      <text:p text:style-name="P12"><text:span text:style-name="T1">Capture the Flag:</text:span> An online contest for ethical hacking and cryptography geeks.</text:p>
      <text:p text:style-name="P13"><text:span text:style-name="T1">Local Share: </text:span>Open source cross-platform file sharing tool over local network designed for Android, Windows and Linux.</text:p>
      <text:p text:style-name="P14"><text:span text:style-name="T1">CES website:</text:span> Fully dynamic website with powerful admin s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9-08-02T09:28:31.547230116</meta:creation-date>
    <meta:editing-cycles>16</meta:editing-cycles>
    <meta:editing-duration>PT1H1M31S</meta:editing-duration>
    <meta:generator>LibreOffice/6.2.5.2$Linux_X86_64 LibreOffice_project/20$Build-2</meta:generator>
    <dc:date>2019-08-02T10:56:13.472265863</dc:date>
    <meta:document-statistic meta:table-count="0" meta:image-count="0" meta:object-count="0" meta:page-count="1" meta:paragraph-count="23" meta:word-count="181" meta:character-count="1444" meta:non-whitespace-character-count="1214"/>
    <meta:user-defined meta:name="Info 1"/>
    <meta:user-defined meta:name="Info 2"/>
    <meta:user-defined meta:name="Info 3"/>
    <meta:user-defined meta:name="Info 4"/>
  </office:meta>
</office:document-meta>
</file>